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56cm"/>
      <style:paragraph-properties style:writing-mode="lr-tb"/>
    </style:style>
    <style:style style:name="gr8" style:family="graphic" style:parent-style-name="objectwithoutfill">
      <style:graphic-properties svg:stroke-width="0.035cm" svg:stroke-color="#ea7500" draw:marker-start-width="0.252cm" draw:marker-end-width="0.252cm" draw:fill="solid" draw:fill-color="#ea7500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056cm"/>
      <style:paragraph-properties style:writing-mode="lr-tb"/>
    </style:style>
    <style:style style:name="P1" style:family="paragraph">
      <loext:graphic-properties draw:fill="none" draw:fill-color="#3465a4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3465a4"/>
      <style:paragraph-properties fo:text-align="center"/>
    </style:style>
    <style:style style:name="P5" style:family="paragraph">
      <style:text-properties fo:color="#3465a4"/>
    </style:style>
    <style:style style:name="P6" style:family="paragraph">
      <loext:graphic-properties draw:fill="none" draw:fill-color="#ffffff"/>
      <style:paragraph-properties style:writing-mode="lr-tb"/>
      <style:text-properties fo:color="#3465a4" fo:font-size="12pt" style:font-size-asian="12pt" style:font-size-complex="12pt"/>
    </style:style>
    <style:style style:name="P7" style:family="paragraph">
      <loext:graphic-properties draw:fill="solid" draw:fill-color="#ea7500"/>
      <style:paragraph-properties fo:text-align="center"/>
    </style:style>
    <style:style style:name="T1" style:family="text">
      <style:text-properties fo:color="#3465a4" fo:font-size="8pt" style:font-size-asian="8pt" style:font-size-complex="8pt"/>
    </style:style>
    <style:style style:name="T2" style:family="text">
      <style:text-properties fo:color="#3465a4" style:text-position="-33% 58%" fo:font-size="8pt" style:font-size-asian="8pt" style:font-size-complex="8pt"/>
    </style:style>
    <style:style style:name="T3" style:family="text">
      <style:text-properties fo:color="#3465a4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cm" svg:height="0.2cm" svg:x="1.5cm" svg:y="5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line draw:style-name="gr2" draw:text-style-name="P2" draw:layer="layout" svg:x1="2.1cm" svg:y1="3.4cm" svg:x2="2.1cm" svg:y2="4cm">
            <text:p/>
          </draw:line>
          <draw:line draw:style-name="gr3" draw:text-style-name="P2" draw:layer="layout" svg:x1="2.1cm" svg:y1="3.5cm" svg:x2="2.6cm" svg:y2="3.2cm">
            <text:p/>
          </draw:line>
          <draw:line draw:style-name="gr3" draw:text-style-name="P2" draw:layer="layout" svg:x1="2.1cm" svg:y1="3.9cm" svg:x2="2.6cm" svg:y2="4.2cm">
            <text:p/>
          </draw:line>
          <draw:line draw:style-name="gr3" draw:text-style-name="P2" draw:layer="layout" svg:x1="1.6cm" svg:y1="3.7cm" svg:x2="2.1cm" svg:y2="3.7cm">
            <text:p/>
          </draw:line>
          <draw:custom-shape draw:style-name="gr4" draw:text-style-name="P3" draw:layer="layout" svg:width="1cm" svg:height="1cm" svg:x="1.8cm" svg:y="3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2" draw:layer="layout" svg:x1="2.6cm" svg:y1="2.7cm" svg:x2="2.6cm" svg:y2="3.2cm">
            <text:p/>
          </draw:line>
          <draw:line draw:style-name="gr3" draw:text-style-name="P2" draw:layer="layout" svg:x1="2.6cm" svg:y1="4.2cm" svg:x2="2.6cm" svg:y2="4.7cm">
            <text:p/>
          </draw:line>
          <draw:custom-shape draw:style-name="gr5" draw:text-style-name="P4" draw:layer="layout" svg:width="0.2cm" svg:height="0.2cm" draw:transform="rotate (1.03044239037745) translate (2.206cm 4.06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3" draw:text-style-name="P2" draw:layer="layout" svg:x1="0.2cm" svg:y1="4cm" svg:x2="1cm" svg:y2="4cm">
            <text:p/>
          </draw:line>
          <draw:line draw:style-name="gr3" draw:text-style-name="P2" draw:layer="layout" svg:x1="0.3cm" svg:y1="4.2cm" svg:x2="0.9cm" svg:y2="4.2cm">
            <text:p/>
          </draw:line>
          <draw:line draw:style-name="gr3" draw:text-style-name="P2" draw:layer="layout" svg:x1="0.4cm" svg:y1="4.4cm" svg:x2="0.8cm" svg:y2="4.4cm">
            <text:p/>
          </draw:line>
          <draw:line draw:style-name="gr3" draw:text-style-name="P2" draw:layer="layout" svg:x1="0.6cm" svg:y1="4cm" svg:x2="0.6cm" svg:y2="3.7cm">
            <text:p/>
          </draw:line>
        </draw:g>
        <draw:line draw:style-name="gr3" draw:text-style-name="P2" draw:layer="layout" svg:x1="1.7cm" svg:y1="5.3cm" svg:x2="2.6cm" svg:y2="5.299cm">
          <text:p/>
        </draw:line>
        <draw:line draw:style-name="gr3" draw:text-style-name="P2" draw:layer="layout" svg:x1="2.6cm" svg:y1="4.7cm" svg:x2="2.6cm" svg:y2="5.3cm">
          <text:p/>
        </draw:line>
        <draw:line draw:style-name="gr3" draw:text-style-name="P2" draw:layer="layout" svg:x1="0.6cm" svg:y1="3.7cm" svg:x2="1.6cm" svg:y2="3.7cm">
          <text:p/>
        </draw:line>
        <draw:custom-shape draw:style-name="gr1" draw:text-style-name="P1" draw:layer="layout" svg:width="0.2cm" svg:height="0.2cm" svg:x="3.502cm" svg:y="2.6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line draw:style-name="gr6" draw:text-style-name="P2" draw:layer="layout" svg:x1="2.6cm" svg:y1="0.7cm" svg:x2="2.6cm" svg:y2="1.1cm">
            <text:p/>
          </draw:line>
          <draw:line draw:style-name="gr6" draw:text-style-name="P2" draw:layer="layout" svg:x1="2.6cm" svg:y1="1.1cm" svg:x2="2.4cm" svg:y2="1.2cm">
            <text:p/>
          </draw:line>
          <draw:line draw:style-name="gr6" draw:text-style-name="P2" draw:layer="layout" svg:x1="2.8cm" svg:y1="1.4cm" svg:x2="2.4cm" svg:y2="1.2cm">
            <text:p/>
          </draw:line>
          <draw:line draw:style-name="gr6" draw:text-style-name="P2" draw:layer="layout" svg:x1="2.8cm" svg:y1="1.4cm" svg:x2="2.4cm" svg:y2="1.6cm">
            <text:p/>
          </draw:line>
          <draw:line draw:style-name="gr6" draw:text-style-name="P2" draw:layer="layout" svg:x1="2.8cm" svg:y1="1.8cm" svg:x2="2.4cm" svg:y2="1.6cm">
            <text:p/>
          </draw:line>
          <draw:line draw:style-name="gr6" draw:text-style-name="P2" draw:layer="layout" svg:x1="2.8cm" svg:y1="1.8cm" svg:x2="2.4cm" svg:y2="2cm">
            <text:p/>
          </draw:line>
          <draw:line draw:style-name="gr6" draw:text-style-name="P2" draw:layer="layout" svg:x1="2.8cm" svg:y1="2.2cm" svg:x2="2.4cm" svg:y2="2cm">
            <text:p/>
          </draw:line>
          <draw:line draw:style-name="gr6" draw:text-style-name="P2" draw:layer="layout" svg:x1="2.8cm" svg:y1="2.2cm" svg:x2="2.6cm" svg:y2="2.3cm">
            <text:p/>
          </draw:line>
          <draw:line draw:style-name="gr6" draw:text-style-name="P2" draw:layer="layout" svg:x1="2.6cm" svg:y1="2.3cm" svg:x2="2.6cm" svg:y2="2.7cm">
            <text:p/>
          </draw:line>
        </draw:g>
        <draw:line draw:style-name="gr3" draw:text-style-name="P2" draw:layer="layout" svg:x1="2.6cm" svg:y1="2.7cm" svg:x2="3.5cm" svg:y2="2.7cm">
          <text:p/>
        </draw:line>
        <draw:line draw:style-name="gr3" draw:text-style-name="P2" draw:layer="layout" svg:x1="2.2cm" svg:y1="0.7cm" svg:x2="3cm" svg:y2="0.7cm">
          <text:p/>
        </draw:line>
        <draw:custom-shape draw:style-name="gr5" draw:text-style-name="P4" draw:layer="layout" svg:width="0.2cm" svg:height="0.2cm" svg:x="2.5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856cm" svg:height="0.725cm" svg:x="0.744cm" svg:y="4.975cm">
          <draw:text-box>
            <text:p text:style-name="P5"><text:span text:style-name="T1">v</text:span><text:span text:style-name="T2">in</text:span></text:p>
          </draw:text-box>
        </draw:frame>
        <draw:frame draw:style-name="gr7" draw:text-style-name="P6" draw:layer="layout" svg:width="0.879cm" svg:height="0.725cm" svg:x="3.644cm" svg:y="2.4cm">
          <draw:text-box>
            <text:p text:style-name="P5"><text:span text:style-name="T1">v</text:span><text:span text:style-name="T2">out</text:span></text:p>
          </draw:text-box>
        </draw:frame>
        <draw:frame draw:style-name="gr7" draw:text-style-name="P6" draw:layer="layout" svg:width="0.883cm" svg:height="0.725cm" svg:x="2.3cm" svg:y="0cm">
          <draw:text-box>
            <text:p text:style-name="P5"><text:span text:style-name="T1">v</text:span><text:span text:style-name="T2">CC</text:span></text:p>
          </draw:text-box>
        </draw:frame>
        <draw:g>
          <draw:path draw:style-name="gr8" draw:text-style-name="P7" draw:layer="layout" svg:width="0.301cm" svg:height="0.199cm" draw:transform="rotate (1.5707963267949) translate (0.4cm 5.3cm)" svg:viewBox="0 0 302 200" svg:d="M0 0c302 0 302 100 302 100 0 0 0 100-300 100">
            <text:p/>
          </draw:path>
          <draw:path draw:style-name="gr8" draw:text-style-name="P7" draw:layer="layout" svg:width="0.301cm" svg:height="0.199cm" draw:transform="rotate (-1.5707963267949) translate (0.79952236296527cm 5.29793968666068cm)" svg:viewBox="0 0 302 200" svg:d="M0 0c302 0 302 100 302 100 0 0 0 100-300 100">
            <text:p/>
          </draw:path>
        </draw:g>
        <draw:g>
          <draw:path draw:style-name="gr8" draw:text-style-name="P7" draw:layer="layout" svg:width="0.501cm" svg:height="0.199cm" draw:transform="rotate (1.5707963267949) translate (4.3cm 2.70166112956811cm)" svg:viewBox="0 0 502 200" svg:d="M0 0c502 0 502 100 502 100 0 0 0 100-499 100">
            <text:p/>
          </draw:path>
          <draw:path draw:style-name="gr8" draw:text-style-name="P7" draw:layer="layout" svg:width="0.501cm" svg:height="0.199cm" draw:transform="rotate (-1.5707963267949) translate (4.69952236296527cm 2.6982386821606cm)" svg:viewBox="0 0 502 200" svg:d="M0 0c502 0 502 100 502 100 0 0 0 100-499 100">
            <text:p/>
          </draw:path>
        </draw:g>
        <draw:frame draw:style-name="gr9" draw:text-style-name="P6" draw:layer="layout" svg:width="0.654cm" svg:height="0.5cm" svg:x="2.544cm" svg:y="3cm">
          <draw:text-box>
            <text:p text:style-name="P5"><text:span text:style-name="T3">C</text:span></text:p>
          </draw:text-box>
        </draw:frame>
        <draw:frame draw:style-name="gr9" draw:text-style-name="P6" draw:layer="layout" svg:width="0.642cm" svg:height="0.5cm" svg:x="2.546cm" svg:y="3.9cm">
          <draw:text-box>
            <text:p text:style-name="P5"><text:span text:style-name="T3">E</text:span></text:p>
          </draw:text-box>
        </draw:frame>
        <draw:frame draw:style-name="gr9" draw:text-style-name="P6" draw:layer="layout" svg:width="0.642cm" svg:height="0.5cm" svg:x="1.3cm" svg:y="3.2cm">
          <draw:text-box>
            <text:p text:style-name="P5"><text:span text:style-name="T3">B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2-26T14:10:48.433000000</meta:creation-date>
    <meta:generator>LibreOffice/6.4.4.2$Windows_X86_64 LibreOffice_project/3d775be2011f3886db32dfd395a6a6d1ca2630ff</meta:generator>
    <dc:date>2021-02-26T14:22:22.405000000</dc:date>
    <meta:editing-duration>PT11M32S</meta:editing-duration>
    <meta:editing-cycles>4</meta:editing-cycles>
    <meta:document-statistic meta:object-count="44"/>
  </office:meta>
</office:document-meta>
</file>